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070000002C0D55A09B.png" manifest:media-type="image/png"/>
  <manifest:file-entry manifest:full-path="Pictures/1000000100000418000000BF5AC55A0D.png" manifest:media-type="image/png"/>
  <manifest:file-entry manifest:full-path="Pictures/10000001000003D10000002E9C999DC2.png" manifest:media-type="image/png"/>
  <manifest:file-entry manifest:full-path="Pictures/10000001000003E8000000D4EB71AAF5.png" manifest:media-type="image/png"/>
  <manifest:file-entry manifest:full-path="Pictures/1000000100000418000000BF464AEA69.png" manifest:media-type="image/png"/>
  <manifest:file-entry manifest:full-path="Pictures/10000001000001E40000014F420FB339.png" manifest:media-type="image/png"/>
  <manifest:file-entry manifest:full-path="Pictures/1000000100000345000002E57F5DA0B4.png" manifest:media-type="image/png"/>
  <manifest:file-entry manifest:full-path="Pictures/1000000100000140000000F8F07B4E2E.png" manifest:media-type="image/png"/>
  <manifest:file-entry manifest:full-path="Pictures/10000001000004070000002CE44C8F8F.png" manifest:media-type="image/png"/>
  <manifest:file-entry manifest:full-path="Pictures/10000001000003120000001606740E81.png" manifest:media-type="image/png"/>
  <manifest:file-entry manifest:full-path="Pictures/10000001000003E80000001716EDE204.png" manifest:media-type="image/png"/>
  <manifest:file-entry manifest:full-path="Pictures/100000010000027300000017E532556E.png" manifest:media-type="image/png"/>
  <manifest:file-entry manifest:full-path="Pictures/10000001000002C00000002F744FFCA4.png" manifest:media-type="image/png"/>
  <manifest:file-entry manifest:full-path="Pictures/10000001000003C4000002BFBABF1BEA.png" manifest:media-type="image/png"/>
  <manifest:file-entry manifest:full-path="Pictures/10000001000003F20000012ECF45F3C2.png" manifest:media-type="image/png"/>
  <manifest:file-entry manifest:full-path="Pictures/1000000100000342000001A54B0DCC26.png" manifest:media-type="image/png"/>
  <manifest:file-entry manifest:full-path="Pictures/10000001000003E800000039BB745ECF.png" manifest:media-type="image/png"/>
  <manifest:file-entry manifest:full-path="Pictures/10000001000004FA000000FEB6E263AB.png" manifest:media-type="image/png"/>
  <manifest:file-entry manifest:full-path="Pictures/1000000100000342000000758A35404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3a3e5" officeooo:paragraph-rsid="0003a3e5"/>
    </style:style>
    <style:style style:name="P2" style:family="paragraph" style:parent-style-name="Standard">
      <style:text-properties officeooo:rsid="000554de" officeooo:paragraph-rsid="000554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68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8cm, 0cm, 0.5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5cm, 0cm, 0.99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069cm, 0cm, 1.50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99cm, 0cm, 2.01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5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0" draw:name="Изображение1 Копия 2" text:anchor-type="char" svg:width="17cm" svg:height="0.443cm" draw:z-index="2"><draw:image xlink:href="Pictures/1000000100000342000000758A354043.png" xlink:type="simple" xlink:show="embed" xlink:actuate="onLoad" draw:mime-type="image/png"/></draw:frame></text:p>
      <text:p text:style-name="P1"><draw:frame draw:style-name="fr9" draw:name="Изображение1 Копия 3" text:anchor-type="char" svg:x="0cm" svg:y="0.385cm" svg:width="17cm" svg:height="0.452cm" draw:z-index="3"><draw:image xlink:href="Pictures/1000000100000342000000758A354043.png" xlink:type="simple" xlink:show="embed" xlink:actuate="onLoad" draw:mime-type="image/png"/></draw:frame></text:p>
      <text:p text:style-name="P1"><draw:frame draw:style-name="fr8" draw:name="Изображение1" text:anchor-type="char" svg:x="0.132cm" svg:y="0.146cm" svg:width="17cm" svg:height="0.399cm" draw:z-index="0"><draw:image xlink:href="Pictures/1000000100000342000000758A354043.png" xlink:type="simple" xlink:show="embed" xlink:actuate="onLoad" draw:mime-type="image/png"/></draw:frame></text:p>
      <text:p text:style-name="P1"><draw:frame draw:style-name="fr7" draw:name="Изображение1 Копия 1" text:anchor-type="char" svg:x="0.053cm" svg:y="0.056cm" svg:width="17cm" svg:height="0.425cm" draw:z-index="1"><draw:image xlink:href="Pictures/1000000100000342000000758A354043.png" xlink:type="simple" xlink:show="embed" xlink:actuate="onLoad" draw:mime-type="image/png"/></draw:frame><draw:frame draw:style-name="fr6" draw:name="Изображение1 Копия 4" text:anchor-type="char" svg:x="0.212cm" svg:y="0.861cm" svg:width="17cm" svg:height="0.397cm" draw:z-index="4"><draw:image xlink:href="Pictures/1000000100000342000000758A354043.png" xlink:type="simple" xlink:show="embed" xlink:actuate="onLoad" draw:mime-type="image/png"/></draw:frame></text:p>
      <text:p text:style-name="P1"><draw:frame draw:style-name="fr5" draw:name="Изображение1 Копия 5" text:anchor-type="char" svg:x="0.238cm" svg:y="0.051cm" svg:width="17cm" svg:height="0.407cm" draw:z-index="5"><draw:image xlink:href="Pictures/1000000100000342000000758A354043.png" xlink:type="simple" xlink:show="embed" xlink:actuate="onLoad" draw:mime-type="image/png"/></draw:frame></text:p>
      <text:p text:style-name="P1"><draw:frame draw:style-name="fr2" draw:name="Изображение2" text:anchor-type="char" svg:width="17cm" svg:height="8.581cm" draw:z-index="6"><draw:image xlink:href="Pictures/1000000100000342000001A54B0DCC26.png" xlink:type="simple" xlink:show="embed" xlink:actuate="onLoad" draw:mime-type="image/png"/></draw:frame></text:p>
      <text:p text:style-name="P2"><draw:frame draw:style-name="fr4" draw:name="Изображение3" text:anchor-type="char" svg:width="12.021cm" svg:height="8.767cm" draw:z-index="7"><draw:image xlink:href="Pictures/10000001000003C4000002BFBABF1B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4" text:anchor-type="char" svg:x="0.206cm" svg:y="0.037cm" svg:width="16.589cm" svg:height="0.609cm" draw:z-index="8"><draw:image xlink:href="Pictures/100000010000027300000017E532556E.png" xlink:type="simple" xlink:show="embed" xlink:actuate="onLoad" draw:mime-type="image/png"/></draw:frame></text:p>
      <text:p text:style-name="P1"><draw:frame draw:style-name="fr1" draw:name="Изображение5" text:anchor-type="char" svg:x="0.159cm" svg:y="0.296cm" svg:width="17cm" svg:height="5.082cm" draw:z-index="9"><draw:image xlink:href="Pictures/10000001000003F20000012ECF45F3C2.png" xlink:type="simple" xlink:show="embed" xlink:actuate="onLoad" draw:mime-type="image/png"/></draw:frame></text:p>
      <text:p text:style-name="P1"><draw:frame draw:style-name="fr2" draw:name="Изображение6" text:anchor-type="char" svg:width="17cm" svg:height="0.474cm" draw:z-index="10"><draw:image xlink:href="Pictures/10000001000003120000001606740E81.png" xlink:type="simple" xlink:show="embed" xlink:actuate="onLoad" draw:mime-type="image/png"/></draw:frame></text:p>
      <text:p text:style-name="P1"><draw:frame draw:style-name="fr2" draw:name="Изображение7" text:anchor-type="char" svg:width="17cm" svg:height="3.388cm" draw:z-index="11"><draw:image xlink:href="Pictures/10000001000004FA000000FEB6E263AB.png" xlink:type="simple" xlink:show="embed" xlink:actuate="onLoad" draw:mime-type="image/png"/></draw:frame></text:p>
      <text:p text:style-name="P1"/>
      <text:p text:style-name="P1"><draw:frame draw:style-name="fr4" draw:name="Изображение8" text:anchor-type="char" svg:width="12.296cm" svg:height="10.885cm" draw:z-index="12"><draw:image xlink:href="Pictures/1000000100000345000002E57F5DA0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9" text:anchor-type="char" svg:width="8.467cm" svg:height="6.562cm" draw:z-index="13"><draw:image xlink:href="Pictures/1000000100000140000000F8F07B4E2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0" text:anchor-type="char" svg:width="17cm" svg:height="1.134cm" draw:z-index="14"><draw:image xlink:href="Pictures/10000001000002C00000002F744FFCA4.png" xlink:type="simple" xlink:show="embed" xlink:actuate="onLoad" draw:mime-type="image/png"/></draw:frame></text:p>
      <text:p text:style-name="P1"><draw:frame draw:style-name="fr3" draw:name="Изображение11" text:anchor-type="char" svg:width="12.806cm" svg:height="8.864cm" draw:z-index="15"><draw:image xlink:href="Pictures/10000001000001E40000014F420FB3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2" text:anchor-type="char" svg:x="0cm" svg:y="0.312cm" svg:width="17cm" svg:height="3.604cm" draw:z-index="16"><draw:image xlink:href="Pictures/10000001000003E8000000D4EB71AAF5.png" xlink:type="simple" xlink:show="embed" xlink:actuate="onLoad" draw:mime-type="image/png"/></draw:frame></text:p>
      <text:p text:style-name="P1"/>
      <text:p text:style-name="P1"><draw:frame draw:style-name="fr2" draw:name="Изображение13" text:anchor-type="char" svg:width="17cm" svg:height="0.968cm" draw:z-index="17"><draw:image xlink:href="Pictures/10000001000003E800000039BB745ECF.png" xlink:type="simple" xlink:show="embed" xlink:actuate="onLoad" draw:mime-type="image/png"/></draw:frame></text:p>
      <text:p text:style-name="P1"/>
      <text:p text:style-name="P1"/>
      <text:p text:style-name="P1"><draw:frame draw:style-name="fr2" draw:name="Изображение14" text:anchor-type="char" svg:width="17cm" svg:height="0.39cm" draw:z-index="18"><draw:image xlink:href="Pictures/10000001000003E80000001716EDE204.png" xlink:type="simple" xlink:show="embed" xlink:actuate="onLoad" draw:mime-type="image/png"/></draw:frame><draw:frame draw:style-name="fr1" draw:name="Изображение17" text:anchor-type="char" svg:x="-0.159cm" svg:y="0.704cm" svg:width="17cm" svg:height="0.799cm" draw:z-index="19"><draw:image xlink:href="Pictures/10000001000003D10000002E9C999DC2.png" xlink:type="simple" xlink:show="embed" xlink:actuate="onLoad" draw:mime-type="image/png"/></draw:frame><text:soft-page-break/></text:p>
      <text:p text:style-name="P1"><draw:frame draw:style-name="fr1" draw:name="Изображение15" text:anchor-type="char" svg:x="0.053cm" svg:y="0.161cm" svg:width="17cm" svg:height="3.097cm" draw:z-index="20"><draw:image xlink:href="Pictures/1000000100000418000000BF464AEA69.png" xlink:type="simple" xlink:show="embed" xlink:actuate="onLoad" draw:mime-type="image/png"/></draw:frame></text:p>
      <text:p text:style-name="P1"><draw:frame draw:style-name="fr1" draw:name="Изображение18" text:anchor-type="char" svg:x="0.212cm" svg:y="0.042cm" svg:width="17cm" svg:height="3.097cm" draw:z-index="21"><draw:image xlink:href="Pictures/1000000100000418000000BF5AC55A0D.png" xlink:type="simple" xlink:show="embed" xlink:actuate="onLoad" draw:mime-type="image/png"/></draw:frame></text:p>
      <text:p text:style-name="P1"><draw:frame draw:style-name="fr2" draw:name="Изображение16" text:anchor-type="char" svg:width="17cm" svg:height="0.725cm" draw:z-index="22"><draw:image xlink:href="Pictures/10000001000004070000002CE44C8F8F.png" xlink:type="simple" xlink:show="embed" xlink:actuate="onLoad" draw:mime-type="image/png"/></draw:frame><draw:frame draw:style-name="fr1" draw:name="Изображение19" text:anchor-type="char" svg:x="0cm" svg:y="1.143cm" svg:width="17cm" svg:height="0.725cm" draw:z-index="23"><draw:image xlink:href="Pictures/10000001000004070000002C0D55A0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36:07.230213221</meta:creation-date>
    <dc:date>2024-09-26T16:22:24.861105302</dc:date>
    <meta:editing-duration>PT34M23S</meta:editing-duration>
    <meta:editing-cycles>3</meta:editing-cycles>
    <meta:generator>LibreOffice/24.2.5.2$Linux_X86_64 LibreOffice_project/420$Build-2</meta:generator>
    <meta:document-statistic meta:table-count="0" meta:image-count="24" meta:object-count="0" meta:page-count="5" meta:paragraph-count="0" meta:word-count="0" meta:character-count="0" meta:non-whitespace-character-count="0"/>
  </office:meta>
</office:document-meta>
</file>